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fo:language="fr" fo:country="FR" officeooo:rsid="001967c2" officeooo:paragraph-rsid="001967c2"/>
    </style:style>
    <style:style style:name="P2" style:family="paragraph" style:parent-style-name="Standard">
      <style:text-properties style:font-name="Arial" fo:language="fr" fo:country="FR" officeooo:rsid="001a009e" officeooo:paragraph-rsid="001a009e"/>
    </style:style>
    <style:style style:name="P3" style:family="paragraph" style:parent-style-name="Standard">
      <style:text-properties style:font-name="Arial" fo:language="fr" fo:country="FR" fo:font-weight="bold" officeooo:rsid="001967c2" officeooo:paragraph-rsid="001967c2" style:font-weight-asian="bold" style:font-weight-complex="bold"/>
    </style:style>
    <style:style style:name="P4" style:family="paragraph" style:parent-style-name="Standard">
      <style:text-properties style:font-name="Arial" officeooo:paragraph-rsid="001a009e"/>
    </style:style>
    <style:style style:name="P5" style:family="paragraph" style:parent-style-name="Standard">
      <style:text-properties style:font-name="Arial" officeooo:rsid="001b8d09" officeooo:paragraph-rsid="001b8d09"/>
    </style:style>
    <style:style style:name="P6" style:family="paragraph" style:parent-style-name="Standard">
      <style:text-properties style:font-name="Arial" officeooo:paragraph-rsid="001b8d09"/>
    </style:style>
    <style:style style:name="P7" style:family="paragraph" style:parent-style-name="Standard">
      <style:text-properties style:font-name="Arial" officeooo:rsid="001c4993" officeooo:paragraph-rsid="001c4993"/>
    </style:style>
    <style:style style:name="P8" style:family="paragraph" style:parent-style-name="Standard">
      <style:text-properties style:font-name="Arial" fo:font-weight="bold" officeooo:rsid="001b8d09" officeooo:paragraph-rsid="001b8d09" style:font-weight-asian="bold" style:font-weight-complex="bold"/>
    </style:style>
    <style:style style:name="T1" style:family="text">
      <style:text-properties officeooo:rsid="001a009e"/>
    </style:style>
    <style:style style:name="T2" style:family="text">
      <style:text-properties fo:language="fr" fo:country="FR"/>
    </style:style>
    <style:style style:name="T3" style:family="text">
      <style:text-properties fo:language="fr" fo:country="FR" officeooo:rsid="001a009e"/>
    </style:style>
    <style:style style:name="T4" style:family="text">
      <style:text-properties fo:language="fr" fo:country="FR" officeooo:rsid="001b8d09"/>
    </style:style>
    <style:style style:name="T5" style:family="text">
      <style:text-properties fo:language="fr" fo:country="FR" officeooo:rsid="001c4993"/>
    </style:style>
    <style:style style:name="T6" style:family="text">
      <style:text-properties fo:language="fr" fo:country="FR" fo:font-weight="bold" style:font-weight-asian="bold" style:font-weight-complex="bold"/>
    </style:style>
    <style:style style:name="T7"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d.php:</text:p>
      <text:p text:style-name="P1"/>
      <text:p text:style-name="P1">Tous les éléments qui retournent les éléments splittés servent a prendre les éléments spécifiques de la MRZ (le type de document, le nom, le numéro de la carte etc...).</text:p>
      <text:p text:style-name="P1"/>
      <text:p text:style-name="P1">Les clés sont les clés de sécurité permettant la vérification de la véracité des documents. Un document avec des infos entrées aléatoirement ou ne serait-ce qu’un faux numéro retourne un false grace aux fonction de vKey et checkKeySum. La carte d’id en a 3.</text:p>
      <text:p text:style-name="P1"/>
      <text:p text:style-name="P1">la fonction secondsToTime prend une quantité de secondes et la transforme en date lisible et compréhensible. Il faut une entrée en seconde ce qui est fait par dans les fonction dateCheck__($t).</text:p>
      <text:p text:style-name="P1"/>
      <text:p text:style-name="P1"/>
      <text:p text:style-name="P1">Pour me simplifier la vie, meme si je sais que je ne devrai pas, les paramètres de toutes mes fonctions se notent $t, sauf vKey pour une raison que j’ai oublié. </text:p>
      <text:p text:style-name="P1"/>
      <text:p text:style-name="P1">Etant la première page PHP que je réalise, j’ai fait quelques erreurs technique, comme par exemple au lieu de faire un modulo 10 pour les retours de verificateurs de dates j’ai simplement créé une fonction qui fait un return du dernier char d’une string, ce qui revient au même mais c’est moins élégant dans le code du vKey. </text:p>
      <text:p text:style-name="P1"/>
      <text:p text:style-name="P1">Ah il faudrait supprimé les $L1 et $L2, c’est <text:span text:style-name="T1">une vrai carte d’identité qui a été utilisé pour ce test comme pour le passeport. C’est étonnement difficile de trouver des vrai MRZ sur internet, qui l’eu cru. <text:line-break/></text:span></text:p>
      <text:p text:style-name="P1"/>
      <text:p text:style-name="P1"/>
      <text:p text:style-name="P2"><text:span text:style-name="T7">Passeport.php :</text:span> </text:p>
      <text:p text:style-name="P2"/>
      <text:p text:style-name="P2">Très peu de difference avec le id.php sauf sur quelques points : </text:p>
      <text:p text:style-name="P2">Les vérificateurs de clés sont en haut, au lieu d’être après les selecteurs des éléments de la MRZ. Je les ai mit la pour faire des tests sur la postions des fonctions dans le code et je n’ai pas pensé à le remettre en place. Je voulais tout garder dans le même ordre a la base c’est a dire éléments, extracteurs de date, vérificateurs de clés mais je n’y ai pensé que trop tard et ça ne change pas la fonctionalité du code juste sas lisibilité. </text:p>
      <text:p text:style-name="P2"/>
      <text:p text:style-name="P2">Il y a aussi 4 verif. de clés au lieu de 3, une pour la date de validité de la carte, le numéro, l’anniversaire et la clé final. Ici j’ai modifié le code pour qu’il ne retourne que le dernier chiffre du calcul de la clé de sécurité au lieu de faire un getLastChar. </text:p>
      <text:p text:style-name="P2"/>
      <text:p text:style-name="P2">La fonction pour le nom et le prénom a été super compliqué et si ce n’était pas pour l’aide de monsieur Escalier je serai encore là à me creuser le cerveau. </text:p>
      <text:p text:style-name="P2"/>
      <text:p text:style-name="P4"><text:span text:style-name="T3">L</text:span><text:span text:style-name="T4">a fonction prenoms()</text:span><text:span text:style-name="T3"> rentre d’abord dans l’element de la MRZ souhaité, </text:span><text:span text:style-name="T4">ignore</text:span><text:span text:style-name="T3"> le nom de famille, dans une boucle if cherche là </text:span><text:span text:style-name="T4">ou sont les prenoms, parcours le tableau $nom[] et met chaque lettre individuelle dans une case de ce tableau. Si il detecte un chevron il le remplace par un espace, car les chevrons seuls sont des espaces dans la MRZ. </text:span></text:p>
      <text:p text:style-name="P4"><text:span text:style-name="T4"/></text:p>
      <text:p text:style-name="P5"><text:span text:style-name="T2">Les verifiacteurs de clés et de dates sont quasi identiques que dans id.php. </text:span></text:p>
      <text:p text:style-name="P5"><text:span text:style-name="T2"/></text:p>
      <text:p text:style-name="P5"><text:span text:style-name="T2"/></text:p>
      <text:p text:style-name="P5"><text:soft-page-break/><text:span text:style-name="T2"/></text:p>
      <text:p text:style-name="P8"><text:span text:style-name="T2">Titre.php :</text:span></text:p>
      <text:p text:style-name="P5"><text:span text:style-name="T2"/></text:p>
      <text:p text:style-name="P5"><text:span text:style-name="T2">J’ai eu beaucoup de mal a trouver une MRZ potable, j’ai donc utilisé celui d’un ami Allemand car leurs cartes d’id sont des TD1 sur trois lignes dans la norme OACI et un que j’ai trouvé dans un des documents fournis par monsieur Escalier. </text:span></text:p>
      <text:p text:style-name="P5"><text:span text:style-name="T2"/></text:p>
      <text:p text:style-name="P5"><text:span text:style-name="T2">Les fonctions de retour d’éléments sont les même, le prénom et le nom pareil. Si il y a des problèmes dans ce code ci, il y aura les mêmes que dans le passeport car ce sont des codes quasi similaires, sauf que la MRZ est sur 3 lignes enlevant un pépin en ce qui s’agit d’extraire le nom sans aussi prendre en compte les informations environnante. </text:span></text:p>
      <text:p text:style-name="P5"><text:span text:style-name="T2"/></text:p>
      <text:p text:style-name="P8"><text:span text:style-name="T2">Utilisateur.php :</text:span></text:p>
      <text:p text:style-name="P5"><text:span text:style-name="T2"/></text:p>
      <text:p text:style-name="P5"><text:span text:style-name="T2">Je ne suis pas du tout à l’aise avec les classes dans peu importe les langages et il faut que je trouve un moyen d’intégrer ces systèmes parce c’est vital. </text:span></text:p>
      <text:p text:style-name="P5"><text:span text:style-name="T2"/></text:p>
      <text:p text:style-name="P6"><text:span text:style-name="T4">Dans cette classe i</text:span><text:span text:style-name="T5">l y a les getters et setters pour l’ensemble des variable. </text:span></text:p>
      <text:p text:style-name="P7"><text:span text:style-name="T2">Il faut créer une interface pour pouvoir donner du crédit à l’utilisateur quand il en rajoute. Je ne pense pas que des setters soient important lorsqu’il s’agit des noms prenoms, ce sont généralement des choses que l’on ne modifie pas à chaque instanciation d’un objet, à moins que je me plante sur la significations des setters encore. </text:span></text:p>
      <text:p text:style-name="P7"><text:span text:style-name="T2"/></text:p>
      <text:p text:style-name="P7"><text:span text:style-name="T2"/></text:p>
      <text:p text:style-name="P7"><text:span text:style-name="T2"/></text:p>
      <text:p text:style-name="P7"><text:span text:style-name="T2"/></text:p>
      <text:p text:style-name="P7"><text:span text:style-name="T6">Ce que j’aimerai ajouter :</text:span><text:span text:style-name="T2"> </text:span></text:p>
      <text:p text:style-name="P7"><text:span text:style-name="T2"/></text:p>
      <text:p text:style-name="P7"><text:span text:style-name="T2">une methode GET_[] avec une petite page HTML pour les variables de la MRZ.</text:span></text:p>
      <text:p text:style-name="P7"><text:span text:style-name="T2"/></text:p>
      <text:p text:style-name="P7"><text:span text:style-name="T2">Pour l’instant c’est sur des lignes séparés mais je sais que c’est possible de le faire que sur une seule ligne, et j’aurai sans doute dû faire ça au début. C’est pas compliqué à modifier mais il faut faire attention a bien tout modifier, dans les éléments individuels comme dans les fonction de verification de clés. </text:span></text:p>
      <text:p text:style-name="P7"><text:span text:style-name="T2"/></text:p>
      <text:p text:style-name="P7"><text:span text:style-name="T2">Nettoyer un peu mieux les boucles imbriqués qui sont un temps soit peu illisible par moment, des if dans un for dans un if dans un if c’est un peu trop complexe.</text:span></text:p>
      <text:p text:style-name="P7"><text:span text:style-name="T2"/></text:p>
      <text:p text:style-name="P7"><text:span text:style-name="T2">Avoir une page de retour en Java qui permet a l’utilisateur de voir en temps réel les élements à l’écran qui vérifient si la carte d’id est correcte ou non</text:span></text:p>
      <text:p text:style-name="P7"><text:span text:style-name="T2"/></text:p>
      <text:p text:style-name="P7"><text:span text:style-name="T2">Et pour m’amuser un peu, j’aurai aimé nn determinateur de nationalité avec une bibliotheque des drapeau qui affiche si c’est un document français, Allemand, Britannique etc. Mais ce serai plutot pour la fin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15T14:37:12.898000000</meta:creation-date>
    <dc:date>2021-01-15T15:35:49.177000000</dc:date>
    <meta:editing-duration>PT1M41S</meta:editing-duration>
    <meta:editing-cycles>2</meta:editing-cycles>
    <meta:generator>LibreOffice/6.4.0.3$Windows_X86_64 LibreOffice_project/b0a288ab3d2d4774cb44b62f04d5d28733ac6df8</meta:generator>
    <meta:document-statistic meta:table-count="0" meta:image-count="0" meta:object-count="0" meta:page-count="2" meta:paragraph-count="27" meta:word-count="876" meta:character-count="4819" meta:non-whitespace-character-count="3951"/>
  </office:meta>
</office:document-meta>
</file>